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5pt solid #000000"/>
    </style:style>
    <style:style style:name="P1" style:family="paragraph" style:parent-style-name="Standard">
      <style:paragraph-properties fo:text-align="center" style:justify-single-word="false"/>
      <style:text-properties fo:font-size="18pt" fo:font-weight="bold" officeooo:rsid="000cd9f1" officeooo:paragraph-rsid="000dae6e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cd9f1" officeooo:paragraph-rsid="000dae6e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rsid="000cd9f1" officeooo:paragraph-rsid="000dae6e"/>
    </style:style>
    <style:style style:name="P4" style:family="paragraph" style:parent-style-name="Standard">
      <style:text-properties officeooo:rsid="000cd9f1" officeooo:paragraph-rsid="000cd9f1"/>
    </style:style>
    <style:style style:name="P5" style:family="paragraph" style:parent-style-name="Standard">
      <style:text-properties fo:font-weight="normal" officeooo:rsid="000cd9f1" officeooo:paragraph-rsid="000cd9f1" style:font-weight-asian="normal" style:font-weight-complex="normal"/>
    </style:style>
    <style:style style:name="P6" style:family="paragraph" style:parent-style-name="Standard">
      <style:text-properties fo:font-weight="bold" officeooo:rsid="000cd9f1" officeooo:paragraph-rsid="000cd9f1" style:font-weight-asian="bold" style:font-weight-complex="bold"/>
    </style:style>
    <style:style style:name="P7" style:family="paragraph" style:parent-style-name="Standard">
      <style:paragraph-properties fo:text-align="end" style:justify-single-word="false"/>
      <style:text-properties officeooo:rsid="000cd9f1" officeooo:paragraph-rsid="000cd9f1"/>
    </style:style>
    <style:style style:name="P8" style:family="paragraph" style:parent-style-name="Standard">
      <style:paragraph-properties fo:text-align="end" style:justify-single-word="false"/>
      <style:text-properties officeooo:rsid="000d515e" officeooo:paragraph-rsid="000d515e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>CERTIFICAT</text:p>
            <text:p text:style-name="P2">Espaces Naturels Sensibles (ENS)</text:p>
            <text:p text:style-name="P3">délivré en application de l’article R 215-8 du Code de l’urbanisme</text:p>
          </table:table-cell>
        </table:table-row>
      </table:table>
      <text:p text:style-name="P3"/>
      <text:p text:style-name="P4"/>
      <text:p text:style-name="P5"><text:span text:style-name="T1">Date de la demande</text:span> : {date_reception_ens}</text:p>
      <text:p text:style-name="P5"><text:span text:style-name="T1">Référence de la demande</text:span> : {ref_usager}</text:p>
      <text:p text:style-name="P5">Le bien immobilier dont la situation est la suivante : </text:p>
      <text:p text:style-name="P5"><text:span text:style-name="T1">Commune </text:span>: {nom_commune}</text:p>
      <text:p text:style-name="P6">Designation cadastrale : </text:p>
      <text:p text:style-name="P4"/>
      <text:p text:style-name="P4">{tableau_ens}</text:p>
      <text:p text:style-name="P4"/>
      <text:p text:style-name="P7">P/o du président du Conseil départemental et par délégation</text:p>
      <text:p text:style-name="P7">La directrice du patrimoine immobilier</text:p>
      <text:p text:style-name="P8">Sarah Palin</text:p>
      <text:p text:style-name="P8">{signature_ens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style:page-number="auto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25T18:42:04.935293400</meta:creation-date>
    <dc:date>2025-02-26T12:07:34.612562200</dc:date>
    <meta:editing-duration>PT16M13S</meta:editing-duration>
    <meta:editing-cycles>6</meta:editing-cycles>
    <meta:generator>LibreOffice/25.2.0.3$Windows_X86_64 LibreOffice_project/e1cf4a87eb02d755bce1a01209907ea5ddc8f069</meta:generator>
    <meta:document-statistic meta:table-count="1" meta:image-count="0" meta:object-count="0" meta:page-count="1" meta:paragraph-count="13" meta:word-count="62" meta:character-count="426" meta:non-whitespace-character-count="375"/>
  </office:meta>
</office:document-meta>
</file>